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9.604cm" fo:margin-left="-0.942cm" table:align="left" style:shadow="none" style:may-break-between-rows="true" table:border-model="collapsing"/>
    </style:style>
    <style:style style:name="Tableau1.A" style:family="table-column">
      <style:table-column-properties style:column-width="1.707cm"/>
    </style:style>
    <style:style style:name="Tableau1.B" style:family="table-column">
      <style:table-column-properties style:column-width="1.997cm"/>
    </style:style>
    <style:style style:name="Tableau1.C" style:family="table-column">
      <style:table-column-properties style:column-width="1.804cm"/>
    </style:style>
    <style:style style:name="Tableau1.D" style:family="table-column">
      <style:table-column-properties style:column-width="3.126cm"/>
    </style:style>
    <style:style style:name="Tableau1.E" style:family="table-column">
      <style:table-column-properties style:column-width="2.454cm"/>
    </style:style>
    <style:style style:name="Tableau1.F" style:family="table-column">
      <style:table-column-properties style:column-width="2.503cm"/>
    </style:style>
    <style:style style:name="Tableau1.G" style:family="table-column">
      <style:table-column-properties style:column-width="3.006cm"/>
    </style:style>
    <style:style style:name="Tableau1.H" style:family="table-column">
      <style:table-column-properties style:column-width="3.007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00935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au1.B1" style:family="table-cell">
      <style:table-cell-properties fo:background-color="#009353" fo:padding="0cm" fo:border-left="none" fo:border-right="none" fo:border-top="0.75pt solid #009353" fo:border-bottom="0.75pt solid #009353" style:writing-mode="page">
        <style:background-image/>
      </style:table-cell-properties>
    </style:style>
    <style:style style:name="Tableau1.H1" style:family="table-cell">
      <style:table-cell-properties fo:background-color="#009353" fo:padding="0cm" fo:border-left="none" fo:border-right="0.75pt solid #009353" fo:border-top="0.75pt solid #009353" fo:border-bottom="0.75pt solid #009353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F4" style:family="table-cell">
      <style:table-cell-properties fo:padding="0.097cm" fo:border-left="0.5pt solid #000000" fo:border-right="none" fo:border-top="none" fo:border-bottom="0.5pt solid #000000"/>
    </style:style>
    <style:style style:name="Tableau1.G4" style:family="table-cell">
      <style:table-cell-properties fo:padding="0.097cm" fo:border-left="0.5pt solid #000000" fo:border-right="none" fo:border-top="none" fo:border-bottom="0.5pt solid #000000"/>
    </style:style>
    <style:style style:name="Tableau1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none" fo:border-top="none" fo:border-bottom="0.5pt solid #000000"/>
    </style:style>
    <style:style style:name="Tableau1.F5" style:family="table-cell">
      <style:table-cell-properties fo:padding="0.097cm" fo:border-left="0.5pt solid #000000" fo:border-right="none" fo:border-top="none" fo:border-bottom="0.5pt solid #000000"/>
    </style:style>
    <style:style style:name="Tableau1.G5" style:family="table-cell">
      <style:table-cell-properties fo:padding="0.097cm" fo:border-left="0.5pt solid #000000" fo:border-right="none" fo:border-top="none" fo:border-bottom="0.5pt solid #000000"/>
    </style:style>
    <style:style style:name="Tableau1.H5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9.198cm" fo:margin-left="-1.109cm" table:align="left" style:shadow="none" style:may-break-between-rows="true" table:border-model="collapsing"/>
    </style:style>
    <style:style style:name="Tableau2.A" style:family="table-column">
      <style:table-column-properties style:column-width="1.707cm"/>
    </style:style>
    <style:style style:name="Tableau2.B" style:family="table-column">
      <style:table-column-properties style:column-width="1.492cm"/>
    </style:style>
    <style:style style:name="Tableau2.D" style:family="table-column">
      <style:table-column-properties style:column-width="2.983cm"/>
    </style:style>
    <style:style style:name="Tableau2.E" style:family="table-column">
      <style:table-column-properties style:column-width="2.501cm"/>
    </style:style>
    <style:style style:name="Tableau2.F" style:family="table-column">
      <style:table-column-properties style:column-width="2.813cm"/>
    </style:style>
    <style:style style:name="Tableau2.H" style:family="table-column">
      <style:table-column-properties style:column-width="3.011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00935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au2.B1" style:family="table-cell">
      <style:table-cell-properties fo:background-color="#009353" fo:padding="0cm" fo:border-left="none" fo:border-right="none" fo:border-top="0.75pt solid #009353" fo:border-bottom="0.75pt solid #009353" style:writing-mode="page">
        <style:background-image/>
      </style:table-cell-properties>
    </style:style>
    <style:style style:name="Tableau2.H1" style:family="table-cell">
      <style:table-cell-properties fo:background-color="#009353" fo:padding="0cm" fo:border-left="none" fo:border-right="0.75pt solid #009353" fo:border-top="0.75pt solid #009353" fo:border-bottom="0.75pt solid #009353" style:writing-mode="page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none" fo:border-top="none" fo:border-bottom="0.5pt solid #000000"/>
    </style:style>
    <style:style style:name="Tableau2.F2" style:family="table-cell">
      <style:table-cell-properties fo:padding="0.097cm" fo:border-left="0.5pt solid #000000" fo:border-right="none" fo:border-top="none" fo:border-bottom="0.5pt solid #000000"/>
    </style:style>
    <style:style style:name="Tableau2.G2" style:family="table-cell">
      <style:table-cell-properties fo:padding="0.097cm" fo:border-left="0.5pt solid #000000" fo:border-right="none" fo:border-top="none" fo:border-bottom="0.5pt solid #000000"/>
    </style:style>
    <style:style style:name="Tableau2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9.27cm" fo:margin-left="-1.182cm" table:align="left" style:shadow="none" style:may-break-between-rows="true" table:border-model="collapsing"/>
    </style:style>
    <style:style style:name="Tableau3.A" style:family="table-column">
      <style:table-column-properties style:column-width="1.755cm"/>
    </style:style>
    <style:style style:name="Tableau3.B" style:family="table-column">
      <style:table-column-properties style:column-width="1.709cm"/>
    </style:style>
    <style:style style:name="Tableau3.C" style:family="table-column">
      <style:table-column-properties style:column-width="1.707cm"/>
    </style:style>
    <style:style style:name="Tableau3.D" style:family="table-column">
      <style:table-column-properties style:column-width="3.198cm"/>
    </style:style>
    <style:style style:name="Tableau3.E" style:family="table-column">
      <style:table-column-properties style:column-width="2.718cm"/>
    </style:style>
    <style:style style:name="Tableau3.F" style:family="table-column">
      <style:table-column-properties style:column-width="2.768cm"/>
    </style:style>
    <style:style style:name="Tableau3.G" style:family="table-column">
      <style:table-column-properties style:column-width="2.716cm"/>
    </style:style>
    <style:style style:name="Tableau3.H" style:family="table-column">
      <style:table-column-properties style:column-width="2.699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00935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au3.B1" style:family="table-cell">
      <style:table-cell-properties fo:background-color="#009353" fo:padding="0cm" fo:border-left="none" fo:border-right="none" fo:border-top="0.75pt solid #009353" fo:border-bottom="0.75pt solid #009353" style:writing-mode="page">
        <style:background-image/>
      </style:table-cell-properties>
    </style:style>
    <style:style style:name="Tableau3.H1" style:family="table-cell">
      <style:table-cell-properties fo:background-color="#009353" fo:padding="0cm" fo:border-left="none" fo:border-right="0.75pt solid #009353" fo:border-top="0.75pt solid #009353" fo:border-bottom="0.75pt solid #009353" style:writing-mode="page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none" fo:border-top="none" fo:border-bottom="0.5pt solid #000000"/>
    </style:style>
    <style:style style:name="Tableau3.E2" style:family="table-cell">
      <style:table-cell-properties fo:padding="0.097cm" fo:border-left="0.5pt solid #000000" fo:border-right="none" fo:border-top="none" fo:border-bottom="0.5pt solid #000000"/>
    </style:style>
    <style:style style:name="Tableau3.F2" style:family="table-cell">
      <style:table-cell-properties fo:padding="0.097cm" fo:border-left="0.5pt solid #000000" fo:border-right="none" fo:border-top="none" fo:border-bottom="0.5pt solid #000000"/>
    </style:style>
    <style:style style:name="Tableau3.G2" style:family="table-cell">
      <style:table-cell-properties fo:padding="0.097cm" fo:border-left="0.5pt solid #000000" fo:border-right="none" fo:border-top="none" fo:border-bottom="0.5pt solid #000000"/>
    </style:style>
    <style:style style:name="Tableau3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none" fo:border-top="none" fo:border-bottom="0.5pt solid #000000"/>
    </style:style>
    <style:style style:name="Tableau3.E3" style:family="table-cell">
      <style:table-cell-properties fo:padding="0.097cm" fo:border-left="0.5pt solid #000000" fo:border-right="none" fo:border-top="none" fo:border-bottom="0.5pt solid #000000"/>
    </style:style>
    <style:style style:name="Tableau3.F3" style:family="table-cell">
      <style:table-cell-properties fo:padding="0.097cm" fo:border-left="0.5pt solid #000000" fo:border-right="none" fo:border-top="none" fo:border-bottom="0.5pt solid #000000"/>
    </style:style>
    <style:style style:name="Tableau3.G3" style:family="table-cell">
      <style:table-cell-properties fo:padding="0.097cm" fo:border-left="0.5pt solid #000000" fo:border-right="none" fo:border-top="none" fo:border-bottom="0.5pt solid #000000"/>
    </style:style>
    <style:style style:name="Tableau3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none" fo:border-top="none" fo:border-bottom="0.5pt solid #000000"/>
    </style:style>
    <style:style style:name="Tableau3.D4" style:family="table-cell">
      <style:table-cell-properties fo:padding="0.097cm" fo:border-left="0.5pt solid #000000" fo:border-right="none" fo:border-top="none" fo:border-bottom="0.5pt solid #000000"/>
    </style:style>
    <style:style style:name="Tableau3.E4" style:family="table-cell">
      <style:table-cell-properties fo:padding="0.097cm" fo:border-left="0.5pt solid #000000" fo:border-right="none" fo:border-top="none" fo:border-bottom="0.5pt solid #000000"/>
    </style:style>
    <style:style style:name="Tableau3.F4" style:family="table-cell">
      <style:table-cell-properties fo:padding="0.097cm" fo:border-left="0.5pt solid #000000" fo:border-right="none" fo:border-top="none" fo:border-bottom="0.5pt solid #000000"/>
    </style:style>
    <style:style style:name="Tableau3.G4" style:family="table-cell">
      <style:table-cell-properties fo:padding="0.097cm" fo:border-left="0.5pt solid #000000" fo:border-right="none" fo:border-top="none" fo:border-bottom="0.5pt solid #000000"/>
    </style:style>
    <style:style style:name="Tableau3.H4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fo:padding="0.097cm" fo:border-left="0.5pt solid #000000" fo:border-right="none" fo:border-top="none" fo:border-bottom="0.5pt solid #000000"/>
    </style:style>
    <style:style style:name="Tableau3.B5" style:family="table-cell">
      <style:table-cell-properties fo:padding="0.097cm" fo:border-left="0.5pt solid #000000" fo:border-right="none" fo:border-top="none" fo:border-bottom="0.5pt solid #000000"/>
    </style:style>
    <style:style style:name="Tableau3.C5" style:family="table-cell">
      <style:table-cell-properties fo:padding="0.097cm" fo:border-left="0.5pt solid #000000" fo:border-right="none" fo:border-top="none" fo:border-bottom="0.5pt solid #000000"/>
    </style:style>
    <style:style style:name="Tableau3.D5" style:family="table-cell">
      <style:table-cell-properties fo:padding="0.097cm" fo:border-left="0.5pt solid #000000" fo:border-right="none" fo:border-top="none" fo:border-bottom="0.5pt solid #000000"/>
    </style:style>
    <style:style style:name="Tableau3.E5" style:family="table-cell">
      <style:table-cell-properties fo:padding="0.097cm" fo:border-left="0.5pt solid #000000" fo:border-right="none" fo:border-top="none" fo:border-bottom="0.5pt solid #000000"/>
    </style:style>
    <style:style style:name="Tableau3.F5" style:family="table-cell">
      <style:table-cell-properties fo:padding="0.097cm" fo:border-left="0.5pt solid #000000" fo:border-right="none" fo:border-top="none" fo:border-bottom="0.5pt solid #000000"/>
    </style:style>
    <style:style style:name="Tableau3.G5" style:family="table-cell">
      <style:table-cell-properties fo:padding="0.097cm" fo:border-left="0.5pt solid #000000" fo:border-right="none" fo:border-top="none" fo:border-bottom="0.5pt solid #000000"/>
    </style:style>
    <style:style style:name="Tableau3.H5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fo:padding="0.097cm" fo:border-left="0.5pt solid #000000" fo:border-right="none" fo:border-top="none" fo:border-bottom="0.5pt solid #000000"/>
    </style:style>
    <style:style style:name="Tableau3.B6" style:family="table-cell">
      <style:table-cell-properties fo:padding="0.097cm" fo:border-left="0.5pt solid #000000" fo:border-right="none" fo:border-top="none" fo:border-bottom="0.5pt solid #000000"/>
    </style:style>
    <style:style style:name="Tableau3.C6" style:family="table-cell">
      <style:table-cell-properties fo:padding="0.097cm" fo:border-left="0.5pt solid #000000" fo:border-right="none" fo:border-top="none" fo:border-bottom="0.5pt solid #000000"/>
    </style:style>
    <style:style style:name="Tableau3.D6" style:family="table-cell">
      <style:table-cell-properties fo:padding="0.097cm" fo:border-left="0.5pt solid #000000" fo:border-right="none" fo:border-top="none" fo:border-bottom="0.5pt solid #000000"/>
    </style:style>
    <style:style style:name="Tableau3.E6" style:family="table-cell">
      <style:table-cell-properties fo:padding="0.097cm" fo:border-left="0.5pt solid #000000" fo:border-right="none" fo:border-top="none" fo:border-bottom="0.5pt solid #000000"/>
    </style:style>
    <style:style style:name="Tableau3.F6" style:family="table-cell">
      <style:table-cell-properties fo:padding="0.097cm" fo:border-left="0.5pt solid #000000" fo:border-right="none" fo:border-top="none" fo:border-bottom="0.5pt solid #000000"/>
    </style:style>
    <style:style style:name="Tableau3.G6" style:family="table-cell">
      <style:table-cell-properties fo:padding="0.097cm" fo:border-left="0.5pt solid #000000" fo:border-right="none" fo:border-top="none" fo:border-bottom="0.5pt solid #000000"/>
    </style:style>
    <style:style style:name="Tableau3.H6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7" style:family="table-cell">
      <style:table-cell-properties fo:padding="0.097cm" fo:border-left="0.5pt solid #000000" fo:border-right="none" fo:border-top="none" fo:border-bottom="0.5pt solid #000000"/>
    </style:style>
    <style:style style:name="Tableau3.B7" style:family="table-cell">
      <style:table-cell-properties fo:padding="0.097cm" fo:border-left="0.5pt solid #000000" fo:border-right="none" fo:border-top="none" fo:border-bottom="0.5pt solid #000000"/>
    </style:style>
    <style:style style:name="Tableau3.C7" style:family="table-cell">
      <style:table-cell-properties fo:padding="0.097cm" fo:border-left="0.5pt solid #000000" fo:border-right="none" fo:border-top="none" fo:border-bottom="0.5pt solid #000000"/>
    </style:style>
    <style:style style:name="Tableau3.D7" style:family="table-cell">
      <style:table-cell-properties fo:padding="0.097cm" fo:border-left="0.5pt solid #000000" fo:border-right="none" fo:border-top="none" fo:border-bottom="0.5pt solid #000000"/>
    </style:style>
    <style:style style:name="Tableau3.E7" style:family="table-cell">
      <style:table-cell-properties fo:padding="0.097cm" fo:border-left="0.5pt solid #000000" fo:border-right="none" fo:border-top="none" fo:border-bottom="0.5pt solid #000000"/>
    </style:style>
    <style:style style:name="Tableau3.F7" style:family="table-cell">
      <style:table-cell-properties fo:padding="0.097cm" fo:border-left="0.5pt solid #000000" fo:border-right="none" fo:border-top="none" fo:border-bottom="0.5pt solid #000000"/>
    </style:style>
    <style:style style:name="Tableau3.G7" style:family="table-cell">
      <style:table-cell-properties fo:padding="0.097cm" fo:border-left="0.5pt solid #000000" fo:border-right="none" fo:border-top="none" fo:border-bottom="0.5pt solid #000000"/>
    </style:style>
    <style:style style:name="Tableau3.H7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8" style:family="table-cell">
      <style:table-cell-properties fo:padding="0.097cm" fo:border-left="0.5pt solid #000000" fo:border-right="none" fo:border-top="none" fo:border-bottom="0.5pt solid #000000"/>
    </style:style>
    <style:style style:name="Tableau3.B8" style:family="table-cell">
      <style:table-cell-properties fo:padding="0.097cm" fo:border-left="0.5pt solid #000000" fo:border-right="none" fo:border-top="none" fo:border-bottom="0.5pt solid #000000"/>
    </style:style>
    <style:style style:name="Tableau3.C8" style:family="table-cell">
      <style:table-cell-properties fo:padding="0.097cm" fo:border-left="0.5pt solid #000000" fo:border-right="none" fo:border-top="none" fo:border-bottom="0.5pt solid #000000"/>
    </style:style>
    <style:style style:name="Tableau3.D8" style:family="table-cell">
      <style:table-cell-properties fo:padding="0.097cm" fo:border-left="0.5pt solid #000000" fo:border-right="none" fo:border-top="none" fo:border-bottom="0.5pt solid #000000"/>
    </style:style>
    <style:style style:name="Tableau3.E8" style:family="table-cell">
      <style:table-cell-properties fo:padding="0.097cm" fo:border-left="0.5pt solid #000000" fo:border-right="none" fo:border-top="none" fo:border-bottom="0.5pt solid #000000"/>
    </style:style>
    <style:style style:name="Tableau3.F8" style:family="table-cell">
      <style:table-cell-properties fo:padding="0.097cm" fo:border-left="0.5pt solid #000000" fo:border-right="none" fo:border-top="none" fo:border-bottom="0.5pt solid #000000"/>
    </style:style>
    <style:style style:name="Tableau3.G8" style:family="table-cell">
      <style:table-cell-properties fo:padding="0.097cm" fo:border-left="0.5pt solid #000000" fo:border-right="none" fo:border-top="none" fo:border-bottom="0.5pt solid #000000"/>
    </style:style>
    <style:style style:name="Tableau3.H8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9" style:family="table-cell">
      <style:table-cell-properties fo:padding="0.097cm" fo:border-left="0.5pt solid #000000" fo:border-right="none" fo:border-top="none" fo:border-bottom="0.5pt solid #000000"/>
    </style:style>
    <style:style style:name="Tableau3.B9" style:family="table-cell">
      <style:table-cell-properties fo:padding="0.097cm" fo:border-left="0.5pt solid #000000" fo:border-right="none" fo:border-top="none" fo:border-bottom="0.5pt solid #000000"/>
    </style:style>
    <style:style style:name="Tableau3.C9" style:family="table-cell">
      <style:table-cell-properties fo:padding="0.097cm" fo:border-left="0.5pt solid #000000" fo:border-right="none" fo:border-top="none" fo:border-bottom="0.5pt solid #000000"/>
    </style:style>
    <style:style style:name="Tableau3.D9" style:family="table-cell">
      <style:table-cell-properties fo:padding="0.097cm" fo:border-left="0.5pt solid #000000" fo:border-right="none" fo:border-top="none" fo:border-bottom="0.5pt solid #000000"/>
    </style:style>
    <style:style style:name="Tableau3.E9" style:family="table-cell">
      <style:table-cell-properties fo:padding="0.097cm" fo:border-left="0.5pt solid #000000" fo:border-right="none" fo:border-top="none" fo:border-bottom="0.5pt solid #000000"/>
    </style:style>
    <style:style style:name="Tableau3.F9" style:family="table-cell">
      <style:table-cell-properties fo:padding="0.097cm" fo:border-left="0.5pt solid #000000" fo:border-right="none" fo:border-top="none" fo:border-bottom="0.5pt solid #000000"/>
    </style:style>
    <style:style style:name="Tableau3.G9" style:family="table-cell">
      <style:table-cell-properties fo:padding="0.097cm" fo:border-left="0.5pt solid #000000" fo:border-right="none" fo:border-top="none" fo:border-bottom="0.5pt solid #000000"/>
    </style:style>
    <style:style style:name="Tableau3.H9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9.27cm" fo:margin-left="-1.182cm" table:align="left" style:shadow="none" style:may-break-between-rows="true" table:border-model="collapsing"/>
    </style:style>
    <style:style style:name="Tableau4.A" style:family="table-column">
      <style:table-column-properties style:column-width="1.755cm"/>
    </style:style>
    <style:style style:name="Tableau4.B" style:family="table-column">
      <style:table-column-properties style:column-width="1.709cm"/>
    </style:style>
    <style:style style:name="Tableau4.C" style:family="table-column">
      <style:table-column-properties style:column-width="1.707cm"/>
    </style:style>
    <style:style style:name="Tableau4.D" style:family="table-column">
      <style:table-column-properties style:column-width="2.334cm"/>
    </style:style>
    <style:style style:name="Tableau4.E" style:family="table-column">
      <style:table-column-properties style:column-width="2.381cm"/>
    </style:style>
    <style:style style:name="Tableau4.F" style:family="table-column">
      <style:table-column-properties style:column-width="2.813cm"/>
    </style:style>
    <style:style style:name="Tableau4.G" style:family="table-column">
      <style:table-column-properties style:column-width="3.607cm"/>
    </style:style>
    <style:style style:name="Tableau4.H" style:family="table-column">
      <style:table-column-properties style:column-width="2.963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au4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au4.H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2" style:family="table-cell" style:data-style-name="N2000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C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D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F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G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H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1721df" officeooo:paragraph-rsid="001721df" style:font-size-asian="14pt" style:font-weight-asian="bold" style:font-size-complex="14pt" style:font-weight-complex="bold"/>
    </style:style>
    <style:style style:name="P2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1721df" officeooo:paragraph-rsid="0018ed8e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1721df" officeooo:paragraph-rsid="0018ed8e" style:font-size-asian="14pt" style:font-weight-asian="bold" style:font-size-complex="14pt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1721df" officeooo:paragraph-rsid="00193825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1721df" officeooo:paragraph-rsid="00193825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1721df" officeooo:paragraph-rsid="001b3d3a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1721df" officeooo:paragraph-rsid="001b3d3a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ans" fo:font-size="12pt" style:text-underline-style="none" fo:font-weight="normal" officeooo:rsid="001721df" officeooo:paragraph-rsid="001721df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12pt" style:text-underline-style="none" fo:font-weight="normal" officeooo:rsid="001721df" officeooo:paragraph-rsid="0018ed8e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Liberation Sans" fo:font-size="12pt" style:text-underline-style="none" fo:font-weight="normal" officeooo:rsid="001721df" officeooo:paragraph-rsid="00193825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Liberation Sans" fo:font-size="12pt" style:text-underline-style="none" fo:font-weight="normal" officeooo:rsid="001721df" officeooo:paragraph-rsid="001b3d3a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ans" fo:font-size="12pt" style:text-underline-style="none" fo:font-weight="normal" officeooo:rsid="00186897" officeooo:paragraph-rsid="00186897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Liberation Sans" fo:font-size="12pt" style:text-underline-style="none" fo:font-weight="normal" officeooo:rsid="00186897" officeooo:paragraph-rsid="0018ed8e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Sans" fo:font-size="12pt" style:text-underline-style="none" fo:font-weight="normal" officeooo:rsid="00186897" officeooo:paragraph-rsid="00193825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Liberation Sans" fo:font-size="12pt" style:text-underline-style="none" fo:font-weight="normal" officeooo:rsid="00186897" officeooo:paragraph-rsid="001b3d3a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text-underline-style="none" fo:font-weight="normal" officeooo:rsid="00193825" officeooo:paragraph-rsid="00193825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2pt" style:text-underline-style="none" fo:font-weight="normal" officeooo:rsid="00193825" officeooo:paragraph-rsid="001b3d3a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ans" fo:font-size="12pt" style:text-underline-style="none" fo:font-weight="bold" officeooo:rsid="0018ed8e" officeooo:paragraph-rsid="0018ed8e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Liberation Sans" fo:font-size="12pt" style:text-underline-style="none" fo:font-weight="bold" officeooo:rsid="0018ed8e" officeooo:paragraph-rsid="00193825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Liberation Sans" fo:font-size="12pt" style:text-underline-style="none" fo:font-weight="bold" officeooo:rsid="0018ed8e" officeooo:paragraph-rsid="001b3d3a" style:font-size-asian="10.5pt" style:font-weight-asian="bold" style:font-size-complex="12pt" style:font-weight-complex="bold"/>
    </style:style>
    <style:style style:name="P21" style:family="paragraph" style:parent-style-name="Standard">
      <style:text-properties fo:color="#c9211e" loext:opacity="100%" style:font-name="Liberation Sans" fo:font-size="11pt" style:text-underline-style="none" fo:font-weight="normal" officeooo:rsid="001721df" officeooo:paragraph-rsid="001b3d3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86897" officeooo:paragraph-rsid="001b3d3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fo:color="#c9211e" loext:opacity="100%" style:font-name="Liberation Sans" fo:font-size="11pt" officeooo:rsid="00193825" officeooo:paragraph-rsid="0018ed8e" style:font-size-asian="11pt" style:font-size-complex="11pt"/>
    </style:style>
    <style:style style:name="P24" style:family="paragraph" style:parent-style-name="Table_20_Contents">
      <style:text-properties fo:color="#c9211e" loext:opacity="100%" style:font-name="Liberation Sans" fo:font-size="11pt" officeooo:rsid="00193825" officeooo:paragraph-rsid="00193825" style:font-size-asian="11pt" style:font-size-complex="11pt"/>
    </style:style>
    <style:style style:name="P25" style:family="paragraph" style:parent-style-name="Table_20_Contents">
      <style:text-properties fo:color="#c9211e" loext:opacity="100%" style:font-name="Liberation Sans" fo:font-size="11pt" officeooo:paragraph-rsid="0018ed8e" style:font-size-asian="11pt" style:font-size-complex="11pt"/>
    </style:style>
    <style:style style:name="P26" style:family="paragraph" style:parent-style-name="Table_20_Contents">
      <style:text-properties fo:color="#c9211e" loext:opacity="100%" style:font-name="Liberation Sans" fo:font-size="11pt" officeooo:rsid="0018ed8e" officeooo:paragraph-rsid="0018e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fo:color="#c9211e" loext:opacity="100%" style:font-name="Liberation Sans" fo:font-size="11pt" officeooo:rsid="0018ed8e" officeooo:paragraph-rsid="001938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fo:color="#c9211e" loext:opacity="100%" style:font-name="Liberation Sans" fo:font-size="11pt" officeooo:rsid="0018ed8e" officeooo:paragraph-rsid="001b3d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text-properties fo:color="#c9211e" loext:opacity="100%" style:font-name="Liberation Sans" fo:font-size="11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fo:color="#c9211e" loext:opacity="100%" style:font-name="Liberation Sans" fo:font-size="11pt" officeooo:paragraph-rsid="0018e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color="#c9211e" loext:opacity="100%" style:font-name="Liberation Sans" fo:font-size="11pt" officeooo:rsid="001a728c" officeooo:paragraph-rsid="001a72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fo:color="#c9211e" loext:opacity="100%" style:font-name="Liberation Sans" fo:font-size="11pt" officeooo:rsid="001a728c" officeooo:paragraph-rsid="001b3d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text-properties fo:color="#c9211e" loext:opacity="100%" style:font-name="Liberation Sans" fo:font-size="11pt" officeooo:paragraph-rsid="001938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text-properties fo:color="#c9211e" loext:opacity="100%" style:font-name="Liberation Sans" fo:font-size="11pt" officeooo:paragraph-rsid="001b3d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text-properties fo:color="#c9211e" loext:opacity="100%" style:font-name="Liberation Sans" fo:font-size="11pt" officeooo:rsid="0018ed8e" officeooo:paragraph-rsid="0018ed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text-properties fo:color="#c9211e" loext:opacity="100%" style:font-name="Liberation Sans" fo:font-size="11pt" officeooo:rsid="0018ed8e" officeooo:paragraph-rsid="001938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text-properties fo:color="#c9211e" loext:opacity="100%" style:font-name="Liberation Sans" fo:font-size="11pt" officeooo:rsid="0018ed8e" officeooo:paragraph-rsid="001b3d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text-properties fo:color="#c9211e" loext:opacity="100%" style:font-name="Liberation Sans" fo:font-size="11pt" officeooo:paragraph-rsid="0018ed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text-properties fo:color="#c9211e" loext:opacity="100%" style:font-name="Liberation Sans" fo:font-size="11pt" officeooo:rsid="001a728c" officeooo:paragraph-rsid="001a72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text-properties fo:color="#c9211e" loext:opacity="100%" style:font-name="Liberation Sans" fo:font-size="11pt" officeooo:rsid="001a728c" officeooo:paragraph-rsid="001b3d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text-properties fo:color="#c9211e" loext:opacity="100%" style:font-name="Liberation Sans" fo:font-size="11pt" officeooo:paragraph-rsid="001938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text-properties fo:color="#c9211e" loext:opacity="100%" style:font-name="Liberation Sans" fo:font-size="11pt" officeooo:paragraph-rsid="001b3d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a728c" officeooo:paragraph-rsid="001b3d3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paragraph-rsid="001b3d3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8ed8e" officeooo:paragraph-rsid="001b3d3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8ed8e" officeooo:paragraph-rsid="001b3d3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8ed8e" officeooo:paragraph-rsid="0018e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8ed8e" officeooo:paragraph-rsid="0018ed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6897" officeooo:paragraph-rsid="001b3d3a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ed8e" officeooo:paragraph-rsid="001b3d3a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6897" officeooo:paragraph-rsid="001868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6897" officeooo:paragraph-rsid="0018ed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ed8e" officeooo:paragraph-rsid="0018ed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6897" officeooo:paragraph-rsid="00193825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ed8e" officeooo:paragraph-rsid="00193825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text-properties style:font-name="Liberation Sans" fo:font-size="11pt" fo:font-weight="bold" officeooo:rsid="0018ed8e" officeooo:paragraph-rsid="0018ed8e" style:font-size-asian="11pt" style:font-weight-asian="bold" style:font-size-complex="11pt" style:font-weight-complex="bold"/>
    </style:style>
    <style:style style:name="P57" style:family="paragraph" style:parent-style-name="Table_20_Contents">
      <style:text-properties style:font-name="Liberation Sans" fo:font-size="11pt" fo:font-weight="bold" officeooo:rsid="0018ed8e" officeooo:paragraph-rsid="001938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text-properties style:font-name="Liberation Sans" fo:font-size="11pt" fo:font-weight="bold" officeooo:rsid="001a728c" officeooo:paragraph-rsid="001a72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text-properties style:font-name="Liberation Sans" fo:font-size="11pt" fo:font-weight="bold" officeooo:rsid="001a728c" officeooo:paragraph-rsid="001b3d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text-properties style:font-name="Liberation Sans" fo:font-size="11pt" fo:font-weight="bold" officeooo:rsid="001a728c" officeooo:paragraph-rsid="001a72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text-properties style:font-name="Liberation Sans" fo:font-size="11pt" fo:font-weight="bold" officeooo:rsid="001a728c" officeooo:paragraph-rsid="001b3d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186897"/>
    </style:style>
    <style:style style:name="T3" style:family="text">
      <style:text-properties fo:color="#c9211e" loext:opacity="100%" officeooo:rsid="0018ed8e"/>
    </style:style>
    <style:style style:name="T4" style:family="text">
      <style:text-properties fo:color="#c9211e" loext:opacity="100%" fo:font-weight="normal" style:font-weight-asian="normal" style:font-weight-complex="normal"/>
    </style:style>
    <style:style style:name="T5" style:family="text">
      <style:text-properties fo:color="#c9211e" loext:opacity="100%" fo:font-weight="normal" officeooo:rsid="00193825" style:font-weight-asian="normal" style:font-weight-complex="normal"/>
    </style:style>
    <style:style style:name="T6" style:family="text">
      <style:text-properties fo:color="#c9211e" loext:opacity="100%" fo:font-weight="normal" officeooo:rsid="001a728c" style:font-weight-asian="normal" style:font-weight-complex="normal"/>
    </style:style>
    <style:style style:name="T7" style:family="text">
      <style:text-properties fo:color="#c9211e" loext:opacity="100%" fo:font-weight="normal" officeooo:rsid="001721df" style:font-weight-asian="normal" style:font-weight-complex="normal"/>
    </style:style>
    <style:style style:name="T8" style:family="text">
      <style:text-properties fo:color="#c9211e" loext:opacity="100%" fo:font-weight="normal" officeooo:rsid="001b3d3a" style:font-weight-asian="normal" style:font-weight-complex="normal"/>
    </style:style>
    <style:style style:name="T9" style:family="text">
      <style:text-properties fo:color="#c9211e" loext:opacity="100%" officeooo:rsid="0019ea97"/>
    </style:style>
    <style:style style:name="T10" style:family="text">
      <style:text-properties fo:color="#c9211e" loext:opacity="100%" officeooo:rsid="001b3d3a"/>
    </style:style>
    <style:style style:name="T11" style:family="text">
      <style:text-properties officeooo:rsid="0018ed8e"/>
    </style:style>
    <style:style style:name="T12" style:family="text">
      <style:text-properties officeooo:rsid="00193825"/>
    </style:style>
    <style:style style:name="T13" style:family="text">
      <style:text-properties fo:color="#000000" loext:opacity="100%" officeooo:rsid="0019ea97"/>
    </style:style>
    <style:style style:name="T14" style:family="text">
      <style:text-properties officeooo:rsid="001a728c"/>
    </style:style>
    <style:style style:name="T15" style:family="text">
      <style:text-properties officeooo:rsid="001b3d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:</text:p>
      <text:p text:style-name="P1"/>
      <text:p text:style-name="P8">10.100.0.0<text:tab/>255.255.0.0</text:p>
      <text:p text:style-name="P8"/>
      <text:p text:style-name="P8">On doit redéfinir le masque pour 60 sous réseaux.</text:p>
      <text:p text:style-name="P8"/>
      <text:p text:style-name="P8">Il faut <text:span text:style-name="T1">6</text:span> bits pour faire le chiffre 60.</text:p>
      <text:p text:style-name="P8"/>
      <text:p text:style-name="P8">Le masque devient:</text:p>
      <text:p text:style-name="P8"/>
      <text:p text:style-name="P8">255.255.<text:span text:style-name="T2">11111100</text:span><text:span text:style-name="T1">.</text:span><text:span text:style-name="T2">00000000</text:span> soit 255.255.<text:span text:style-name="T2">252.0 /22</text:span></text:p>
      <text:p text:style-name="P8"/>
      <text:p text:style-name="P12">Il reste <text:span text:style-name="T3">10</text:span><text:span text:style-name="T11"> </text:span>zéros donc <text:span text:style-name="T1">2¹⁰ = 1024</text:span> (pas du réseau) soit <text:span text:style-name="T1">1024-2 = 1022</text:span> machines</text:p>
      <text:p text:style-name="P12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51">Réseau</text:p>
          </table:table-cell>
          <table:table-cell table:style-name="Tableau1.B1" office:value-type="string">
            <text:p text:style-name="P51">Nb hôtes</text:p>
          </table:table-cell>
          <table:table-cell table:style-name="Tableau1.B1" office:value-type="string">
            <text:p text:style-name="P51">Long- Masque</text:p>
          </table:table-cell>
          <table:table-cell table:style-name="Tableau1.B1" office:value-type="string">
            <text:p text:style-name="P51">Masque</text:p>
          </table:table-cell>
          <table:table-cell table:style-name="Tableau1.B1" office:value-type="string">
            <text:p text:style-name="P51">Ad Réseau</text:p>
          </table:table-cell>
          <table:table-cell table:style-name="Tableau1.B1" office:value-type="string">
            <text:p text:style-name="P51">1ère Adresse</text:p>
          </table:table-cell>
          <table:table-cell table:style-name="Tableau1.B1" office:value-type="string">
            <text:p text:style-name="P53">Dernière Adresse</text:p>
          </table:table-cell>
          <table:table-cell table:style-name="Tableau1.H1" office:value-type="string">
            <text:p text:style-name="P53">Adresse Broadcast</text:p>
          </table:table-cell>
        </table:table-row>
        <table:table-row table:style-name="Tableau1.1">
          <table:table-cell table:style-name="Tableau1.A2" office:value-type="string">
            <text:p text:style-name="P47">A</text:p>
          </table:table-cell>
          <table:table-cell table:style-name="Tableau1.B2" office:value-type="string">
            <text:p text:style-name="P26">1022</text:p>
          </table:table-cell>
          <table:table-cell table:style-name="Tableau1.C2" office:value-type="string">
            <text:p text:style-name="P29">/<text:span text:style-name="T11">22</text:span></text:p>
          </table:table-cell>
          <table:table-cell table:style-name="Tableau1.D2" office:value-type="string">
            <text:p text:style-name="P26">255.255.252.0</text:p>
          </table:table-cell>
          <table:table-cell table:style-name="Tableau1.E2" office:value-type="string">
            <text:p text:style-name="P26">10.100.0.0</text:p>
          </table:table-cell>
          <table:table-cell table:style-name="Tableau1.F2" office:value-type="string">
            <text:p text:style-name="P26">10.100.0.1</text:p>
          </table:table-cell>
          <table:table-cell table:style-name="Tableau1.G2" office:value-type="string">
            <text:p text:style-name="P26">10.100.3.254</text:p>
          </table:table-cell>
          <table:table-cell table:style-name="Tableau1.H2" office:value-type="string">
            <text:p text:style-name="P26">10.100.3.255</text:p>
          </table:table-cell>
        </table:table-row>
        <table:table-row table:style-name="Tableau1.1">
          <table:table-cell table:style-name="Tableau1.A3" office:value-type="string">
            <text:p text:style-name="P47">B</text:p>
          </table:table-cell>
          <table:table-cell table:style-name="Tableau1.B3" office:value-type="string">
            <text:p text:style-name="P26">1022</text:p>
          </table:table-cell>
          <table:table-cell table:style-name="Tableau1.C3" office:value-type="string">
            <text:p text:style-name="P30">/<text:span text:style-name="T11">22</text:span></text:p>
          </table:table-cell>
          <table:table-cell table:style-name="Tableau1.D3" office:value-type="string">
            <text:p text:style-name="P26">255.255.252.0</text:p>
          </table:table-cell>
          <table:table-cell table:style-name="Tableau1.E2" office:value-type="string">
            <text:p text:style-name="P26">10.100.4.0</text:p>
          </table:table-cell>
          <table:table-cell table:style-name="Tableau1.F3" office:value-type="string">
            <text:p text:style-name="P26">10.100.4.1</text:p>
          </table:table-cell>
          <table:table-cell table:style-name="Tableau1.G3" office:value-type="string">
            <text:p text:style-name="P26">10.100.7.254</text:p>
          </table:table-cell>
          <table:table-cell table:style-name="Tableau1.H3" office:value-type="string">
            <text:p text:style-name="P26">10.100.7.255</text:p>
          </table:table-cell>
        </table:table-row>
        <table:table-row table:style-name="Tableau1.1">
          <table:table-cell table:style-name="Tableau1.A3" office:value-type="string">
            <text:p text:style-name="P47">C</text:p>
          </table:table-cell>
          <table:table-cell table:style-name="Tableau1.B4" office:value-type="string">
            <text:p text:style-name="P26">1022</text:p>
          </table:table-cell>
          <table:table-cell table:style-name="Tableau1.C4" office:value-type="string">
            <text:p text:style-name="P30">/<text:span text:style-name="T11">22</text:span></text:p>
          </table:table-cell>
          <table:table-cell table:style-name="Tableau1.D4" office:value-type="string">
            <text:p text:style-name="P26">255.255.252.0</text:p>
          </table:table-cell>
          <table:table-cell table:style-name="Tableau1.E2" office:value-type="string">
            <text:p text:style-name="P26">10.100.8.0</text:p>
          </table:table-cell>
          <table:table-cell table:style-name="Tableau1.F4" office:value-type="string">
            <text:p text:style-name="P26">10.100.8.1</text:p>
          </table:table-cell>
          <table:table-cell table:style-name="Tableau1.G4" office:value-type="string">
            <text:p text:style-name="P26">10.100.11.254</text:p>
          </table:table-cell>
          <table:table-cell table:style-name="Tableau1.H4" office:value-type="string">
            <text:p text:style-name="P26">10.100.11.255</text:p>
          </table:table-cell>
        </table:table-row>
        <table:table-row table:style-name="Tableau1.1">
          <table:table-cell table:style-name="Tableau1.A3" office:value-type="string">
            <text:p text:style-name="P48">D</text:p>
          </table:table-cell>
          <table:table-cell table:style-name="Tableau1.B5" office:value-type="string">
            <text:p text:style-name="P35">1022</text:p>
          </table:table-cell>
          <table:table-cell table:style-name="Tableau1.C5" office:value-type="string">
            <text:p text:style-name="P38">/<text:span text:style-name="T11">22</text:span></text:p>
          </table:table-cell>
          <table:table-cell table:style-name="Tableau1.D5" office:value-type="string">
            <text:p text:style-name="P35">255.255.252.0</text:p>
          </table:table-cell>
          <table:table-cell table:style-name="Tableau1.E2" office:value-type="string">
            <text:p text:style-name="P35">10.100.12.0</text:p>
          </table:table-cell>
          <table:table-cell table:style-name="Tableau1.F5" office:value-type="string">
            <text:p text:style-name="P35">10.100.12.1</text:p>
          </table:table-cell>
          <table:table-cell table:style-name="Tableau1.G5" office:value-type="string">
            <text:p text:style-name="P35">10.100.15.254</text:p>
          </table:table-cell>
          <table:table-cell table:style-name="Tableau1.H5" office:value-type="string">
            <text:p text:style-name="P35">10.100.15.255</text:p>
          </table:table-cell>
        </table:table-row>
      </table:table>
      <text:p text:style-name="P12"/>
      <text:p text:style-name="P18">Adresse du prochain réseau: <text:span text:style-name="T4">10.100.16.0</text:span></text:p>
      <text:p text:style-name="P18"/>
      <text:p text:style-name="P2">Exercice <text:span text:style-name="T11">2</text:span>:</text:p>
      <text:p text:style-name="P3"/>
      <text:p text:style-name="P9"><text:span text:style-name="T12">192</text:span>.<text:span text:style-name="T12">168.</text:span>0.0<text:tab/>255.255.<text:span text:style-name="T12">255</text:span>.0</text:p>
      <text:p text:style-name="P9"/>
      <text:p text:style-name="P16">Avec ce masque on a 2⁸ = 256 soi<text:span text:style-name="T15">t</text:span> 256 - 2 = 254 machines</text:p>
      <text:p text:style-name="P10"/>
      <text:p text:style-name="P9"><text:span text:style-name="T12">8 étant le nombre de zéro restant dans le masque</text:span>.</text:p>
      <text:p text:style-name="P9"/>
      <text:p text:style-name="P16">Pour passer à 1000 machines, il faut changer le masque donc réduire le nombre de 1 soit augmenter le nombre de zéro.</text:p>
      <text:p text:style-name="P13"/>
      <text:p text:style-name="P16"><text:span text:style-name="T1">1000 </text:span>machines =&gt; <text:span text:style-name="T1">2¹⁰ = 1024</text:span> soit <text:span text:style-name="T1">1024 - 2 = 1022</text:span> machines.</text:p>
      <text:p text:style-name="P16"/>
      <table:table table:name="Tableau2" table:style-name="Tableau2" table:template-name="Box List Green">
        <table:table-column table:style-name="Tableau2.A"/>
        <table:table-column table:style-name="Tableau2.B"/>
        <table:table-column table:style-name="Tableau2.A"/>
        <table:table-column table:style-name="Tableau2.D"/>
        <table:table-column table:style-name="Tableau2.E"/>
        <table:table-column table:style-name="Tableau2.F"/>
        <table:table-column table:style-name="Tableau2.D"/>
        <table:table-column table:style-name="Tableau2.H"/>
        <table:table-row table:style-name="Tableau2.1">
          <table:table-cell table:style-name="Tableau2.A1" office:value-type="string">
            <text:p text:style-name="P52">Réseau</text:p>
          </table:table-cell>
          <table:table-cell table:style-name="Tableau2.B1" office:value-type="string">
            <text:p text:style-name="P52">Nb hôtes</text:p>
          </table:table-cell>
          <table:table-cell table:style-name="Tableau2.B1" office:value-type="string">
            <text:p text:style-name="P52">Long- Masque</text:p>
          </table:table-cell>
          <table:table-cell table:style-name="Tableau2.B1" office:value-type="string">
            <text:p text:style-name="P52">Masque</text:p>
          </table:table-cell>
          <table:table-cell table:style-name="Tableau2.B1" office:value-type="string">
            <text:p text:style-name="P52">Ad Réseau</text:p>
          </table:table-cell>
          <table:table-cell table:style-name="Tableau2.B1" office:value-type="string">
            <text:p text:style-name="P52">1ère Adresse</text:p>
          </table:table-cell>
          <table:table-cell table:style-name="Tableau2.B1" office:value-type="string">
            <text:p text:style-name="P53">Dernière Adresse</text:p>
          </table:table-cell>
          <table:table-cell table:style-name="Tableau2.H1" office:value-type="string">
            <text:p text:style-name="P53">Adresse Broadcast</text:p>
          </table:table-cell>
        </table:table-row>
        <table:table-row>
          <table:table-cell table:style-name="Tableau2.A2" office:value-type="string">
            <text:p text:style-name="P56">A</text:p>
          </table:table-cell>
          <table:table-cell table:style-name="Tableau2.B2" office:value-type="string">
            <text:p text:style-name="P23">1022</text:p>
          </table:table-cell>
          <table:table-cell table:style-name="Tableau2.C2" office:value-type="string">
            <text:p text:style-name="P25">/<text:span text:style-name="T12">22</text:span></text:p>
          </table:table-cell>
          <table:table-cell table:style-name="Tableau2.D2" office:value-type="string">
            <text:p text:style-name="P24">255.255.252.0</text:p>
          </table:table-cell>
          <table:table-cell table:style-name="Tableau2.E2" office:value-type="string">
            <text:p text:style-name="P24">192.168.0.0</text:p>
          </table:table-cell>
          <table:table-cell table:style-name="Tableau2.F2" office:value-type="string">
            <text:p text:style-name="P24">192.168.0.1</text:p>
          </table:table-cell>
          <table:table-cell table:style-name="Tableau2.G2" office:value-type="string">
            <text:p text:style-name="P24">192.168.3.254</text:p>
          </table:table-cell>
          <table:table-cell table:style-name="Tableau2.H2" office:value-type="string">
            <text:p text:style-name="P24">192.168.3.255</text:p>
          </table:table-cell>
        </table:table-row>
      </table:table>
      <text:p text:style-name="P13"/>
      <text:p text:style-name="P18">Adresse du prochain réseau: <text:span text:style-name="T5">192.168.4.0</text:span></text:p>
      <text:p text:style-name="P4">Exercice <text:span text:style-name="T12">3</text:span>:</text:p>
      <text:p text:style-name="P5"/>
      <text:p text:style-name="P10"><text:span text:style-name="T12">192.168</text:span>.0.0<text:tab/>255.255.<text:span text:style-name="T12">255</text:span>.0</text:p>
      <text:p text:style-name="P10"/>
      <text:p text:style-name="P16">Avec ce masque on a 2⁸ = 256 soi<text:span text:style-name="T15">t</text:span> 256 - 2 = 254 machines</text:p>
      <text:p text:style-name="P10"/>
      <text:p text:style-name="P10"><text:span text:style-name="T12">8 étant le nombre de zéro restant dans le masque</text:span>.</text:p>
      <text:p text:style-name="P10"/>
      <text:p text:style-name="P16">Pour passer à 8 salles, il faut changer le masque donc augmenter le nombre de 1 soit diminuer le nombre de zéro.</text:p>
      <text:p text:style-name="P10"/>
      <text:p text:style-name="P10">255.255.<text:span text:style-name="T9">255.11100000 </text:span><text:span text:style-name="T13">soit </text:span><text:span text:style-name="T9">255.255.255.224</text:span></text:p>
      <text:p text:style-name="P10"/>
      <text:p text:style-name="P14"><text:span text:style-name="T1">2</text:span><text:span text:style-name="T9">⁵ </text:span><text:span text:style-name="T1">= </text:span><text:span text:style-name="T9">32</text:span> (pas du réseau) soit <text:span text:style-name="T9">32 </text:span><text:span text:style-name="T1">- 2 = </text:span><text:span text:style-name="T9">30</text:span> machines</text:p>
      <text:p text:style-name="P14"/>
      <table:table table:name="Tableau3" table:style-name="Tableau3" table:template-name="Box List Green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 table:style-name="Tableau3.1">
          <table:table-cell table:style-name="Tableau3.A1" office:value-type="string">
            <text:p text:style-name="P54">Réseau</text:p>
          </table:table-cell>
          <table:table-cell table:style-name="Tableau3.B1" office:value-type="string">
            <text:p text:style-name="P54">Nb hôtes</text:p>
          </table:table-cell>
          <table:table-cell table:style-name="Tableau3.B1" office:value-type="string">
            <text:p text:style-name="P54">Long- Masque</text:p>
          </table:table-cell>
          <table:table-cell table:style-name="Tableau3.B1" office:value-type="string">
            <text:p text:style-name="P54">Masque</text:p>
          </table:table-cell>
          <table:table-cell table:style-name="Tableau3.B1" office:value-type="string">
            <text:p text:style-name="P54">Ad Réseau</text:p>
          </table:table-cell>
          <table:table-cell table:style-name="Tableau3.B1" office:value-type="string">
            <text:p text:style-name="P54">1ère Adresse</text:p>
          </table:table-cell>
          <table:table-cell table:style-name="Tableau3.B1" office:value-type="string">
            <text:p text:style-name="P55">Dernière Adresse</text:p>
          </table:table-cell>
          <table:table-cell table:style-name="Tableau3.H1" office:value-type="string">
            <text:p text:style-name="P55">Adresse Broadcast</text:p>
          </table:table-cell>
        </table:table-row>
        <table:table-row>
          <table:table-cell table:style-name="Tableau3.A2" office:value-type="string">
            <text:p text:style-name="P57">A</text:p>
          </table:table-cell>
          <table:table-cell table:style-name="Tableau3.B2" office:value-type="string">
            <text:p text:style-name="P39">30</text:p>
          </table:table-cell>
          <table:table-cell table:style-name="Tableau3.C2" office:value-type="string">
            <text:p text:style-name="P41">/<text:span text:style-name="T14">27</text:span></text:p>
          </table:table-cell>
          <table:table-cell table:style-name="Tableau3.D2" office:value-type="string">
            <text:p text:style-name="P36">255.255.25<text:span text:style-name="T14">5.224</text:span></text:p>
          </table:table-cell>
          <table:table-cell table:style-name="Tableau3.E2" office:value-type="string">
            <text:p text:style-name="P39">192.168.0.0</text:p>
          </table:table-cell>
          <table:table-cell table:style-name="Tableau3.F2" office:value-type="string">
            <text:p text:style-name="P39">192.168.0.1</text:p>
          </table:table-cell>
          <table:table-cell table:style-name="Tableau3.G2" office:value-type="string">
            <text:p text:style-name="P39">192.168.0.30</text:p>
          </table:table-cell>
          <table:table-cell table:style-name="Tableau3.H2" office:value-type="string">
            <text:p text:style-name="P39">192.168.0.31</text:p>
          </table:table-cell>
        </table:table-row>
        <table:table-row>
          <table:table-cell table:style-name="Tableau3.A2" office:value-type="string">
            <text:p text:style-name="P60">B</text:p>
          </table:table-cell>
          <table:table-cell table:style-name="Tableau3.B2" office:value-type="string">
            <text:p text:style-name="P31">30</text:p>
          </table:table-cell>
          <table:table-cell table:style-name="Tableau3.C2" office:value-type="string">
            <text:p text:style-name="P33">/<text:span text:style-name="T14">27</text:span></text:p>
          </table:table-cell>
          <table:table-cell table:style-name="Tableau3.D2" office:value-type="string">
            <text:p text:style-name="P27">255.255.25<text:span text:style-name="T14">5.224</text:span></text:p>
          </table:table-cell>
          <table:table-cell table:style-name="Tableau3.E2" office:value-type="string">
            <text:p text:style-name="P31">192.168.0.32</text:p>
          </table:table-cell>
          <table:table-cell table:style-name="Tableau3.F2" office:value-type="string">
            <text:p text:style-name="P31">192.168.0.33</text:p>
          </table:table-cell>
          <table:table-cell table:style-name="Tableau3.G2" office:value-type="string">
            <text:p text:style-name="P31">192.168.0.62</text:p>
          </table:table-cell>
          <table:table-cell table:style-name="Tableau3.H2" office:value-type="string">
            <text:p text:style-name="P31">192.168.0.63</text:p>
          </table:table-cell>
        </table:table-row>
        <table:table-row>
          <table:table-cell table:style-name="Tableau3.A2" office:value-type="string">
            <text:p text:style-name="P60">C</text:p>
          </table:table-cell>
          <table:table-cell table:style-name="Tableau3.B2" office:value-type="string">
            <text:p text:style-name="P31">30</text:p>
          </table:table-cell>
          <table:table-cell table:style-name="Tableau3.C2" office:value-type="string">
            <text:p text:style-name="P33">/<text:span text:style-name="T14">27</text:span></text:p>
          </table:table-cell>
          <table:table-cell table:style-name="Tableau3.D2" office:value-type="string">
            <text:p text:style-name="P27">255.255.25<text:span text:style-name="T14">5.224</text:span></text:p>
          </table:table-cell>
          <table:table-cell table:style-name="Tableau3.E2" office:value-type="string">
            <text:p text:style-name="P31">192.168.0.64</text:p>
          </table:table-cell>
          <table:table-cell table:style-name="Tableau3.F2" office:value-type="string">
            <text:p text:style-name="P31">192.168.0.65</text:p>
          </table:table-cell>
          <table:table-cell table:style-name="Tableau3.G2" office:value-type="string">
            <text:p text:style-name="P31">192.168.0.94</text:p>
          </table:table-cell>
          <table:table-cell table:style-name="Tableau3.H2" office:value-type="string">
            <text:p text:style-name="P31">192.168.0.95</text:p>
          </table:table-cell>
        </table:table-row>
        <table:table-row>
          <table:table-cell table:style-name="Tableau3.A2" office:value-type="string">
            <text:p text:style-name="P60">E</text:p>
          </table:table-cell>
          <table:table-cell table:style-name="Tableau3.B2" office:value-type="string">
            <text:p text:style-name="P31">30</text:p>
          </table:table-cell>
          <table:table-cell table:style-name="Tableau3.C2" office:value-type="string">
            <text:p text:style-name="P33">/<text:span text:style-name="T14">27</text:span></text:p>
          </table:table-cell>
          <table:table-cell table:style-name="Tableau3.D2" office:value-type="string">
            <text:p text:style-name="P27">255.255.25<text:span text:style-name="T14">5.224</text:span></text:p>
          </table:table-cell>
          <table:table-cell table:style-name="Tableau3.E2" office:value-type="string">
            <text:p text:style-name="P31">192.168.0.96</text:p>
          </table:table-cell>
          <table:table-cell table:style-name="Tableau3.F2" office:value-type="string">
            <text:p text:style-name="P31">192.168.0.97</text:p>
          </table:table-cell>
          <table:table-cell table:style-name="Tableau3.G2" office:value-type="string">
            <text:p text:style-name="P31">192.168.0.126</text:p>
          </table:table-cell>
          <table:table-cell table:style-name="Tableau3.H2" office:value-type="string">
            <text:p text:style-name="P31">192.168.0.127</text:p>
          </table:table-cell>
        </table:table-row>
        <table:table-row>
          <table:table-cell table:style-name="Tableau3.A6" office:value-type="string">
            <text:p text:style-name="P60">F</text:p>
          </table:table-cell>
          <table:table-cell table:style-name="Tableau3.B6" office:value-type="string">
            <text:p text:style-name="P31">30</text:p>
          </table:table-cell>
          <table:table-cell table:style-name="Tableau3.C2" office:value-type="string">
            <text:p text:style-name="P33">/<text:span text:style-name="T14">27</text:span></text:p>
          </table:table-cell>
          <table:table-cell table:style-name="Tableau3.D2" office:value-type="string">
            <text:p text:style-name="P27">255.255.25<text:span text:style-name="T14">5.224</text:span></text:p>
          </table:table-cell>
          <table:table-cell table:style-name="Tableau3.E2" office:value-type="string">
            <text:p text:style-name="P31">192.168.0.128</text:p>
          </table:table-cell>
          <table:table-cell table:style-name="Tableau3.F2" office:value-type="string">
            <text:p text:style-name="P31">192.168.0.129</text:p>
          </table:table-cell>
          <table:table-cell table:style-name="Tableau3.G2" office:value-type="string">
            <text:p text:style-name="P31">192.168.0.158</text:p>
          </table:table-cell>
          <table:table-cell table:style-name="Tableau3.H2" office:value-type="string">
            <text:p text:style-name="P31">192.168.0.159</text:p>
          </table:table-cell>
        </table:table-row>
        <table:table-row>
          <table:table-cell table:style-name="Tableau3.A6" office:value-type="string">
            <text:p text:style-name="P60">G</text:p>
          </table:table-cell>
          <table:table-cell table:style-name="Tableau3.B7" office:value-type="string">
            <text:p text:style-name="P31">30</text:p>
          </table:table-cell>
          <table:table-cell table:style-name="Tableau3.C7" office:value-type="string">
            <text:p text:style-name="P33">/<text:span text:style-name="T14">27</text:span></text:p>
          </table:table-cell>
          <table:table-cell table:style-name="Tableau3.D7" office:value-type="string">
            <text:p text:style-name="P27">255.255.25<text:span text:style-name="T14">5.224</text:span></text:p>
          </table:table-cell>
          <table:table-cell table:style-name="Tableau3.E2" office:value-type="string">
            <text:p text:style-name="P31">192.168.0.160</text:p>
          </table:table-cell>
          <table:table-cell table:style-name="Tableau3.F7" office:value-type="string">
            <text:p text:style-name="P31">192.168.0.161</text:p>
          </table:table-cell>
          <table:table-cell table:style-name="Tableau3.G7" office:value-type="string">
            <text:p text:style-name="P31">192.168.0.190</text:p>
          </table:table-cell>
          <table:table-cell table:style-name="Tableau3.H7" office:value-type="string">
            <text:p text:style-name="P31">192.168.0.191</text:p>
          </table:table-cell>
        </table:table-row>
        <table:table-row>
          <table:table-cell table:style-name="Tableau3.A6" office:value-type="string">
            <text:p text:style-name="P60">H</text:p>
          </table:table-cell>
          <table:table-cell table:style-name="Tableau3.B8" office:value-type="string">
            <text:p text:style-name="P31">30</text:p>
          </table:table-cell>
          <table:table-cell table:style-name="Tableau3.C8" office:value-type="string">
            <text:p text:style-name="P33">/<text:span text:style-name="T14">27</text:span></text:p>
          </table:table-cell>
          <table:table-cell table:style-name="Tableau3.D8" office:value-type="string">
            <text:p text:style-name="P27">255.255.25<text:span text:style-name="T14">5.224</text:span></text:p>
          </table:table-cell>
          <table:table-cell table:style-name="Tableau3.E2" office:value-type="string">
            <text:p text:style-name="P31">192.168.0.192</text:p>
          </table:table-cell>
          <table:table-cell table:style-name="Tableau3.F8" office:value-type="string">
            <text:p text:style-name="P31">192.168.0.193</text:p>
          </table:table-cell>
          <table:table-cell table:style-name="Tableau3.G8" office:value-type="string">
            <text:p text:style-name="P31">192.168.0.222</text:p>
          </table:table-cell>
          <table:table-cell table:style-name="Tableau3.H8" office:value-type="string">
            <text:p text:style-name="P31">192.168.0.223</text:p>
          </table:table-cell>
        </table:table-row>
        <table:table-row>
          <table:table-cell table:style-name="Tableau3.A9" office:value-type="string">
            <text:p text:style-name="P58">I</text:p>
          </table:table-cell>
          <table:table-cell table:style-name="Tableau3.B9" office:value-type="string">
            <text:p text:style-name="P39">30</text:p>
          </table:table-cell>
          <table:table-cell table:style-name="Tableau3.C9" office:value-type="string">
            <text:p text:style-name="P41">/<text:span text:style-name="T14">27</text:span></text:p>
          </table:table-cell>
          <table:table-cell table:style-name="Tableau3.D9" office:value-type="string">
            <text:p text:style-name="P36">255.255.25<text:span text:style-name="T14">5.224</text:span></text:p>
          </table:table-cell>
          <table:table-cell table:style-name="Tableau3.E2" office:value-type="string">
            <text:p text:style-name="P39">192.168.0.224</text:p>
          </table:table-cell>
          <table:table-cell table:style-name="Tableau3.F9" office:value-type="string">
            <text:p text:style-name="P39">192.168.0.225</text:p>
          </table:table-cell>
          <table:table-cell table:style-name="Tableau3.G9" office:value-type="string">
            <text:p text:style-name="P39">192.168.0.254</text:p>
          </table:table-cell>
          <table:table-cell table:style-name="Tableau3.H9" office:value-type="string">
            <text:p text:style-name="P39">192.168.0.255</text:p>
          </table:table-cell>
        </table:table-row>
      </table:table>
      <text:p text:style-name="P14"/>
      <text:p text:style-name="P19">Adresse du prochain réseau: <text:span text:style-name="T6">192.168.1.0</text:span></text:p>
      <text:p text:style-name="P19"/>
      <text:p text:style-name="P6">Exercice <text:span text:style-name="T15">4</text:span>:</text:p>
      <text:p text:style-name="P7"/>
      <text:p text:style-name="P11"><text:span text:style-name="T15">172</text:span><text:span text:style-name="T12">.</text:span><text:span text:style-name="T15">16</text:span>.0.0<text:tab/>255.255.<text:span text:style-name="T15">0</text:span>.0</text:p>
      <text:p text:style-name="P11"/>
      <text:p text:style-name="P17">Avec ce masque on a 2<text:span text:style-name="T15">¹⁶</text:span> = <text:span text:style-name="T15">65536</text:span> soi<text:span text:style-name="T15">t</text:span> <text:span text:style-name="T15">65536</text:span> - 2 = <text:span text:style-name="T15">65534</text:span> machines</text:p>
      <text:p text:style-name="P11"/>
      <text:p text:style-name="P11"><text:span text:style-name="T15">16</text:span><text:span text:style-name="T12"> étant le nombre de zéro restant dans le masque</text:span>.</text:p>
      <text:p text:style-name="P11"/>
      <text:p text:style-name="P17">Pour passer à 8 salles, il faut changer le masque donc augmenter le nombre de 1 soit diminuer le nombre de zéro.</text:p>
      <text:p text:style-name="P11"/>
      <text:p text:style-name="P11">255.<text:span text:style-name="T10">11111110.00000000.00000000</text:span><text:span text:style-name="T9"> </text:span><text:span text:style-name="T13">soit </text:span><text:span text:style-name="T9">255.</text:span><text:span text:style-name="T10">254.0.0</text:span></text:p>
      <text:p text:style-name="P11"/>
      <text:p text:style-name="P15"><text:span text:style-name="T1">2</text:span><text:span text:style-name="T10">¹⁵ </text:span><text:span text:style-name="T1">= </text:span><text:span text:style-name="T10">131072</text:span> (pas du réseau) soit <text:span text:style-name="T10">131072</text:span><text:span text:style-name="T9"> </text:span><text:span text:style-name="T1">- 2 = </text:span><text:span text:style-name="T10">131070</text:span> machines</text:p>
      <text:p text:style-name="P15"/>
      <table:table table:name="Tableau4" table:style-name="Tableau4" table:template-name="Default Style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row table:style-name="Tableau4.1">
          <table:table-cell table:style-name="Tableau4.A1" office:value-type="string">
            <text:p text:style-name="P49">Réseau</text:p>
          </table:table-cell>
          <table:table-cell table:style-name="Tableau4.B1" office:value-type="string">
            <text:p text:style-name="P49">Nb hôtes</text:p>
          </table:table-cell>
          <table:table-cell table:style-name="Tableau4.B1" office:value-type="string">
            <text:p text:style-name="P49">Long- Masque</text:p>
          </table:table-cell>
          <table:table-cell table:style-name="Tableau4.B1" office:value-type="string">
            <text:p text:style-name="P49">Masque</text:p>
          </table:table-cell>
          <table:table-cell table:style-name="Tableau4.B1" office:value-type="string">
            <text:p text:style-name="P49">Ad Réseau</text:p>
          </table:table-cell>
          <table:table-cell table:style-name="Tableau4.B1" office:value-type="string">
            <text:p text:style-name="P49">1ère Adresse</text:p>
          </table:table-cell>
          <table:table-cell table:style-name="Tableau4.B1" office:value-type="string">
            <text:p text:style-name="P50">Dernière Adresse</text:p>
          </table:table-cell>
          <table:table-cell table:style-name="Tableau4.H1" office:value-type="string">
            <text:p text:style-name="P50">Adresse Broadcast</text:p>
          </table:table-cell>
        </table:table-row>
        <table:table-row table:style-name="Tableau4.1">
          <table:table-cell table:style-name="Tableau4.A2" office:value-type="string">
            <text:p text:style-name="P46">A</text:p>
          </table:table-cell>
          <table:table-cell table:style-name="Tableau4.B2" office:value-type="float" office:value="131070">
            <text:p text:style-name="P22"><text:span text:style-name="T15">131070</text:span></text:p>
          </table:table-cell>
          <table:table-cell table:style-name="Tableau4.C2" office:value-type="string">
            <text:p text:style-name="P44">/<text:span text:style-name="T15">15</text:span></text:p>
          </table:table-cell>
          <table:table-cell table:style-name="Tableau4.D2" office:value-type="string">
            <text:p text:style-name="P45">255.25<text:span text:style-name="T15">4</text:span>.<text:span text:style-name="T15">0</text:span><text:span text:style-name="T14">.</text:span><text:span text:style-name="T15">0</text:span></text:p>
          </table:table-cell>
          <table:table-cell table:style-name="Tableau4.E2" office:value-type="string">
            <text:p text:style-name="P21"><text:span text:style-name="T15">172</text:span><text:span text:style-name="T12">.</text:span><text:span text:style-name="T15">16</text:span>.0.0</text:p>
          </table:table-cell>
          <table:table-cell table:style-name="Tableau4.F2" office:value-type="string">
            <text:p text:style-name="P21"><text:span text:style-name="T15">172</text:span><text:span text:style-name="T12">.</text:span><text:span text:style-name="T15">16</text:span>.0.<text:span text:style-name="T15">1</text:span></text:p>
          </table:table-cell>
          <table:table-cell table:style-name="Tableau4.G2" office:value-type="string">
            <text:p text:style-name="P43">1<text:span text:style-name="T15">7</text:span>2.1<text:span text:style-name="T15">7</text:span>.<text:span text:style-name="T15">255</text:span>.<text:span text:style-name="T15">254</text:span></text:p>
          </table:table-cell>
          <table:table-cell table:style-name="Tableau4.H2" office:value-type="string">
            <text:p text:style-name="P43">1<text:span text:style-name="T15">7</text:span>2.1<text:span text:style-name="T15">7</text:span>.<text:span text:style-name="T15">255</text:span>.<text:span text:style-name="T15">255</text:span></text:p>
          </table:table-cell>
        </table:table-row>
      </table:table>
      <text:p text:style-name="P15"><text:s/></text:p>
      <text:p text:style-name="P20">Adresse du prochain réseau: <text:span text:style-name="T8">172</text:span><text:span text:style-name="T5">.</text:span><text:span text:style-name="T8">18</text:span><text:span text:style-name="T7">.</text:span><text:span text:style-name="T8">0</text:span><text:span text:style-name="T7">.0</text:span>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Green.1" style:display-name="Box List Green.1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2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2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2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2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2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2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2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2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50:23.890107049</meta:creation-date>
    <dc:date>2023-12-06T15:51:24.610643476</dc:date>
    <meta:editing-duration>PT2H59S</meta:editing-duration>
    <meta:editing-cycles>9</meta:editing-cycles>
    <meta:generator>LibreOffice/7.5.5.2$Linux_X86_64 LibreOffice_project/50$Build-2</meta:generator>
    <meta:document-statistic meta:table-count="4" meta:image-count="0" meta:object-count="0" meta:page-count="4" meta:paragraph-count="176" meta:word-count="442" meta:character-count="2762" meta:non-whitespace-character-count="2505"/>
  </office:meta>
</office:document-meta>
</file>